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20pt" style:font-size-asian="20pt" style:font-size-complex="20pt"/>
    </style:style>
    <style:style style:name="P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8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9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7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8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8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9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7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9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9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5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7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8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21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522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523" style:parent-style-name="Normal" style:family="paragraph">
      <style:paragraph-properties style:line-height-at-least="0.1979in" fo:background-color="#FFFFFF">
        <style:background-fill draw:fill="solid" draw:fill-color="#FFFFFF"/>
      </style:paragraph-properties>
    </style:style>
    <style:style style:name="T524" style:parent-style-name="DefaultParagraphFont" style:family="text">
      <style:text-properties style:font-name="Times New Roman" style:font-name-complex="Times New Roman" fo:font-size="20pt" style:font-size-asian="20pt" style:font-size-complex="20pt"/>
    </style:style>
    <style:style style:name="T525" style:parent-style-name="DefaultParagraphFont" style:family="text">
      <style:text-properties style:font-name="Times New Roman" style:font-name-complex="Times New Roman" fo:font-size="20pt" style:font-size-asian="20pt" style:font-size-complex="20pt"/>
    </style:style>
    <style:style style:name="T52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3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3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4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5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7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7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8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8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9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0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2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3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3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4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5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5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6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6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6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7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8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8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9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9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7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2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7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4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5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9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0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8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2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68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8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7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1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2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5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946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947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9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5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6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7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7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7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9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0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102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2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2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5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58" style:parent-style-name="Normal" style:family="paragraph">
      <style:paragraph-properties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5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7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8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0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1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2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0" style:parent-style-name="Normal" style:family="paragraph">
      <style:paragraph-properties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3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134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135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13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3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6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6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6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7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7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7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8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8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8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8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8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11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9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0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0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10" style:parent-style-name="Normal" style:family="paragraph">
      <style:text-properties style:font-name="Times New Roman" style:font-name-complex="Times New Roman" fo:font-size="20pt" style:font-size-asian="20pt" style:font-size-complex="20pt"/>
    </style:style>
  </office:automatic-styles>
  <office:body>
    <office:text text:use-soft-page-breaks="true">
      <text:p text:style-name="P1">Medicine<text:s/>API<text:line-break/><text:line-break/>Medicine_Model</text:p>
      <text:p text:style-name="P2"><text:span text:style-name="T3">package</text:span><text:span text:style-name="T4"><text:s/></text:span><text:span text:style-name="T5">com</text:span><text:span text:style-name="T6">.</text:span><text:span text:style-name="T7">examly</text:span><text:span text:style-name="T8">.</text:span><text:span text:style-name="T9">springapp</text:span><text:span text:style-name="T10">.</text:span><text:span text:style-name="T11">model</text:span><text:span text:style-name="T12">;</text:span></text:p>
      <text:p text:style-name="P13"/>
      <text:p text:style-name="P14"><text:span text:style-name="T15">import</text:span><text:span text:style-name="T16"><text:s/></text:span><text:span text:style-name="T17">javax</text:span><text:span text:style-name="T18">.</text:span><text:span text:style-name="T19">persistence</text:span><text:span text:style-name="T20">.</text:span><text:span text:style-name="T21">Entity</text:span><text:span text:style-name="T22">;</text:span></text:p>
      <text:p text:style-name="P23"><text:span text:style-name="T24">import</text:span><text:span text:style-name="T25"><text:s/></text:span><text:span text:style-name="T26">javax</text:span><text:span text:style-name="T27">.</text:span><text:span text:style-name="T28">persistence</text:span><text:span text:style-name="T29">.</text:span><text:span text:style-name="T30">GeneratedValue</text:span><text:span text:style-name="T31">;</text:span></text:p>
      <text:p text:style-name="P32"><text:span text:style-name="T33">import</text:span><text:span text:style-name="T34"><text:s/></text:span><text:span text:style-name="T35">javax</text:span><text:span text:style-name="T36">.</text:span><text:span text:style-name="T37">persistence</text:span><text:span text:style-name="T38">.</text:span><text:span text:style-name="T39">GenerationType</text:span><text:span text:style-name="T40">;</text:span></text:p>
      <text:p text:style-name="P41"><text:span text:style-name="T42">import</text:span><text:span text:style-name="T43"><text:s/></text:span><text:span text:style-name="T44">javax</text:span><text:span text:style-name="T45">.</text:span><text:span text:style-name="T46">persistence</text:span><text:span text:style-name="T47">.</text:span><text:span text:style-name="T48">Id</text:span><text:span text:style-name="T49">;</text:span></text:p>
      <text:p text:style-name="P50"/>
      <text:p text:style-name="P51"><text:span text:style-name="T52">@</text:span><text:span text:style-name="T53">Entity</text:span></text:p>
      <text:p text:style-name="P54"><text:span text:style-name="T55">public</text:span><text:span text:style-name="T56"><text:s/></text:span><text:span text:style-name="T57">class</text:span><text:span text:style-name="T58"><text:s/></text:span><text:span text:style-name="T59">Medicine</text:span><text:span text:style-name="T60"><text:s/>{</text:span></text:p>
      <text:p text:style-name="P61"/>
      <text:p text:style-name="P62"><text:span text:style-name="T63">    @</text:span><text:span text:style-name="T64">Id</text:span></text:p>
      <text:p text:style-name="P65"><text:span text:style-name="T66">    @</text:span><text:span text:style-name="T67">GeneratedValue</text:span><text:span text:style-name="T68">(</text:span><text:span text:style-name="T69">strategy</text:span><text:span text:style-name="T70"><text:s/></text:span><text:span text:style-name="T71">=</text:span><text:span text:style-name="T72"><text:s/></text:span><text:span text:style-name="T73">GenerationType</text:span><text:span text:style-name="T74">.</text:span><text:span text:style-name="T75">IDENTITY</text:span><text:span text:style-name="T76">)</text:span></text:p>
      <text:p text:style-name="P77"><text:span text:style-name="T78">   <text:s/></text:span><text:span text:style-name="T79">private</text:span><text:span text:style-name="T80"><text:s/></text:span><text:span text:style-name="T81">int</text:span><text:span text:style-name="T82"><text:s/></text:span><text:span text:style-name="T83">medicineId</text:span><text:span text:style-name="T84">;</text:span></text:p>
      <text:p text:style-name="P85"><text:span text:style-name="T86">   <text:s/></text:span><text:span text:style-name="T87">private</text:span><text:span text:style-name="T88"><text:s/></text:span><text:span text:style-name="T89">String</text:span><text:span text:style-name="T90"><text:s/></text:span><text:span text:style-name="T91">medicineName</text:span><text:span text:style-name="T92">;</text:span></text:p>
      <text:p text:style-name="P93"><text:span text:style-name="T94">   <text:s/></text:span><text:span text:style-name="T95">private</text:span><text:span text:style-name="T96"><text:s/></text:span><text:span text:style-name="T97">String</text:span><text:span text:style-name="T98"><text:s/></text:span><text:span text:style-name="T99">medicineFor</text:span><text:span text:style-name="T100">;</text:span></text:p>
      <text:p text:style-name="P101"><text:span text:style-name="T102">   <text:s/></text:span><text:span text:style-name="T103">private</text:span><text:span text:style-name="T104"><text:s/></text:span><text:span text:style-name="T105">String</text:span><text:span text:style-name="T106"><text:s/></text:span><text:span text:style-name="T107">medicineBrand</text:span><text:span text:style-name="T108">;</text:span></text:p>
      <text:p text:style-name="P109"><text:span text:style-name="T110">   <text:s/></text:span><text:span text:style-name="T111">private</text:span><text:span text:style-name="T112"><text:s/></text:span><text:span text:style-name="T113">String</text:span><text:span text:style-name="T114"><text:s/></text:span><text:span text:style-name="T115">manufacturedIn</text:span><text:span text:style-name="T116">;</text:span></text:p>
      <text:p text:style-name="P117"><text:span text:style-name="T118">   <text:s/></text:span><text:span text:style-name="T119">private</text:span><text:span text:style-name="T120"><text:s/></text:span><text:span text:style-name="T121">double</text:span><text:span text:style-name="T122"><text:s/></text:span><text:span text:style-name="T123">medicinePrice</text:span><text:span text:style-name="T124">;</text:span></text:p>
      <text:p text:style-name="P125"><text:span text:style-name="T126">   <text:s/></text:span><text:span text:style-name="T127">private</text:span><text:span text:style-name="T128"><text:s/></text:span><text:span text:style-name="T129">String</text:span><text:span text:style-name="T130"><text:s/></text:span><text:span text:style-name="T131">expirydate</text:span><text:span text:style-name="T132">;</text:span></text:p>
      <text:p text:style-name="P133"/>
      <text:p text:style-name="P134"><text:span text:style-name="T135">   <text:s/></text:span><text:span text:style-name="T136">public</text:span><text:span text:style-name="T137"><text:s/></text:span><text:span text:style-name="T138">Medicine</text:span><text:span text:style-name="T139">(){</text:span></text:p>
      <text:p text:style-name="P140">       <text:s/></text:p>
      <text:p text:style-name="P141">    }</text:p>
      <text:p text:style-name="P142"/>
      <text:p text:style-name="P143"><text:span text:style-name="T144">   <text:s/></text:span><text:span text:style-name="T145">public</text:span><text:span text:style-name="T146"><text:s/></text:span><text:span text:style-name="T147">Medicine</text:span><text:span text:style-name="T148">(</text:span><text:span text:style-name="T149">int</text:span><text:span text:style-name="T150"><text:s/></text:span><text:span text:style-name="T151">medicineId</text:span><text:span text:style-name="T152">,<text:s/></text:span><text:span text:style-name="T153">String</text:span><text:span text:style-name="T154"><text:s/></text:span><text:span text:style-name="T155">medicineName</text:span><text:span text:style-name="T156">,<text:s/></text:span><text:span text:style-name="T157">String</text:span><text:span text:style-name="T158"><text:s/></text:span><text:span text:style-name="T159">medicineFor</text:span><text:span text:style-name="T160">,<text:s/></text:span><text:span text:style-name="T161">String</text:span><text:span text:style-name="T162"><text:s/></text:span><text:span text:style-name="T163">medicineBrand</text:span><text:span text:style-name="T164">,</text:span></text:p>
      <text:p text:style-name="P165"><text:span text:style-name="T166">           <text:s/></text:span><text:span text:style-name="T167">String</text:span><text:span text:style-name="T168"><text:s/></text:span><text:span text:style-name="T169">manufacturedIn</text:span><text:span text:style-name="T170">,<text:s/></text:span><text:span text:style-name="T171">double</text:span><text:span text:style-name="T172"><text:s/></text:span><text:span text:style-name="T173">medicinePrice</text:span><text:span text:style-name="T174">,<text:s/></text:span><text:span text:style-name="T175">String</text:span><text:span text:style-name="T176"><text:s/></text:span><text:span text:style-name="T177">expirydate</text:span><text:span text:style-name="T178">) {</text:span></text:p>
      <text:p text:style-name="P179"><text:span text:style-name="T180">       <text:s/></text:span><text:span text:style-name="T181">this</text:span><text:span text:style-name="T182">.</text:span><text:span text:style-name="T183">medicineId</text:span><text:span text:style-name="T184"><text:s/></text:span><text:span text:style-name="T185">=</text:span><text:span text:style-name="T186"><text:s/></text:span><text:span text:style-name="T187">medicineId</text:span><text:span text:style-name="T188">;</text:span></text:p>
      <text:p text:style-name="P189"><text:span text:style-name="T190">       <text:s/></text:span><text:span text:style-name="T191">this</text:span><text:span text:style-name="T192">.</text:span><text:span text:style-name="T193">medicineName</text:span><text:span text:style-name="T194"><text:s/></text:span><text:span text:style-name="T195">=</text:span><text:span text:style-name="T196"><text:s/></text:span><text:span text:style-name="T197">medicineName</text:span><text:span text:style-name="T198">;</text:span></text:p>
      <text:p text:style-name="P199"><text:span text:style-name="T200">       <text:s/></text:span><text:span text:style-name="T201">this</text:span><text:span text:style-name="T202">.</text:span><text:span text:style-name="T203">medicineFor</text:span><text:span text:style-name="T204"><text:s/></text:span><text:span text:style-name="T205">=</text:span><text:span text:style-name="T206"><text:s/></text:span><text:span text:style-name="T207">medicineFor</text:span><text:span text:style-name="T208">;</text:span></text:p>
      <text:p text:style-name="P209"><text:span text:style-name="T210">       <text:s/></text:span><text:span text:style-name="T211">this</text:span><text:span text:style-name="T212">.</text:span><text:span text:style-name="T213">medicineBrand</text:span><text:span text:style-name="T214"><text:s/></text:span><text:span text:style-name="T215">=</text:span><text:span text:style-name="T216"><text:s/></text:span><text:span text:style-name="T217">medicineBrand</text:span><text:span text:style-name="T218">;</text:span></text:p>
      <text:p text:style-name="P219"><text:span text:style-name="T220">       <text:s/></text:span><text:span text:style-name="T221">this</text:span><text:span text:style-name="T222">.</text:span><text:span text:style-name="T223">manufacturedIn</text:span><text:span text:style-name="T224"><text:s/></text:span><text:span text:style-name="T225">=</text:span><text:span text:style-name="T226"><text:s/></text:span><text:span text:style-name="T227">manufacturedIn</text:span><text:span text:style-name="T228">;</text:span></text:p>
      <text:p text:style-name="P229"><text:span text:style-name="T230">       <text:s/></text:span><text:span text:style-name="T231">this</text:span><text:span text:style-name="T232">.</text:span><text:span text:style-name="T233">medicinePrice</text:span><text:span text:style-name="T234"><text:s/></text:span><text:span text:style-name="T235">=</text:span><text:span text:style-name="T236"><text:s/></text:span><text:span text:style-name="T237">medicinePrice</text:span><text:span text:style-name="T238">;</text:span></text:p>
      <text:p text:style-name="P239"><text:span text:style-name="T240">       <text:s/></text:span><text:span text:style-name="T241">this</text:span><text:span text:style-name="T242">.</text:span><text:span text:style-name="T243">expirydate</text:span><text:span text:style-name="T244"><text:s/></text:span><text:span text:style-name="T245">=</text:span><text:span text:style-name="T246"><text:s/></text:span><text:span text:style-name="T247">expirydate</text:span><text:span text:style-name="T248">;</text:span></text:p>
      <text:p text:style-name="P249">    }</text:p>
      <text:p text:style-name="P250"><text:span text:style-name="T251">   <text:s/></text:span><text:span text:style-name="T252">public</text:span><text:span text:style-name="T253"><text:s/></text:span><text:span text:style-name="T254">int</text:span><text:span text:style-name="T255"><text:s/></text:span><text:span text:style-name="T256">getMedicineId</text:span><text:span text:style-name="T257">() {</text:span></text:p>
      <text:p text:style-name="P258"><text:span text:style-name="T259">       <text:s/></text:span><text:span text:style-name="T260">return</text:span><text:span text:style-name="T261"><text:s/></text:span><text:span text:style-name="T262">medicineId</text:span><text:span text:style-name="T263">;</text:span></text:p>
      <text:p text:style-name="P264">    }</text:p>
      <text:p text:style-name="P265"><text:span text:style-name="T266">   <text:s/></text:span><text:span text:style-name="T267">public</text:span><text:span text:style-name="T268"><text:s/></text:span><text:span text:style-name="T269">void</text:span><text:span text:style-name="T270"><text:s/></text:span><text:span text:style-name="T271">setMedicineId</text:span><text:span text:style-name="T272">(</text:span><text:span text:style-name="T273">int</text:span><text:span text:style-name="T274"><text:s/></text:span><text:span text:style-name="T275">medicineId</text:span><text:span text:style-name="T276">) {</text:span></text:p>
      <text:p text:style-name="P277"><text:span text:style-name="T278">       <text:s/></text:span><text:span text:style-name="T279">this</text:span><text:span text:style-name="T280">.</text:span><text:span text:style-name="T281">medicineId</text:span><text:span text:style-name="T282"><text:s/></text:span><text:span text:style-name="T283">=</text:span><text:span text:style-name="T284"><text:s/></text:span><text:span text:style-name="T285">medicineId</text:span><text:span text:style-name="T286">;</text:span></text:p>
      <text:p text:style-name="P287">    }</text:p>
      <text:p text:style-name="P288"><text:span text:style-name="T289">   <text:s/></text:span><text:span text:style-name="T290">public</text:span><text:span text:style-name="T291"><text:s/></text:span><text:span text:style-name="T292">String</text:span><text:span text:style-name="T293"><text:s/></text:span><text:span text:style-name="T294">getMedicineName</text:span><text:span text:style-name="T295">() {</text:span></text:p>
      <text:p text:style-name="P296"><text:span text:style-name="T297">       <text:s/></text:span><text:span text:style-name="T298">return</text:span><text:span text:style-name="T299"><text:s/></text:span><text:span text:style-name="T300">medicineName</text:span><text:span text:style-name="T301">;</text:span></text:p>
      <text:soft-page-break/>
      <text:p text:style-name="P302">    }</text:p>
      <text:p text:style-name="P303"><text:span text:style-name="T304">   <text:s/></text:span><text:span text:style-name="T305">public</text:span><text:span text:style-name="T306"><text:s/></text:span><text:span text:style-name="T307">void</text:span><text:span text:style-name="T308"><text:s/></text:span><text:span text:style-name="T309">setMedicineName</text:span><text:span text:style-name="T310">(</text:span><text:span text:style-name="T311">String</text:span><text:span text:style-name="T312"><text:s/></text:span><text:span text:style-name="T313">medicineName</text:span><text:span text:style-name="T314">) {</text:span></text:p>
      <text:p text:style-name="P315"><text:span text:style-name="T316">       <text:s/></text:span><text:span text:style-name="T317">this</text:span><text:span text:style-name="T318">.</text:span><text:span text:style-name="T319">medicineName</text:span><text:span text:style-name="T320"><text:s/></text:span><text:span text:style-name="T321">=</text:span><text:span text:style-name="T322"><text:s/></text:span><text:span text:style-name="T323">medicineName</text:span><text:span text:style-name="T324">;</text:span></text:p>
      <text:p text:style-name="P325">    }</text:p>
      <text:p text:style-name="P326"><text:span text:style-name="T327">   <text:s/></text:span><text:span text:style-name="T328">public</text:span><text:span text:style-name="T329"><text:s/></text:span><text:span text:style-name="T330">String</text:span><text:span text:style-name="T331"><text:s/></text:span><text:span text:style-name="T332">getMedicineFor</text:span><text:span text:style-name="T333">() {</text:span></text:p>
      <text:p text:style-name="P334"><text:span text:style-name="T335">       <text:s/></text:span><text:span text:style-name="T336">return</text:span><text:span text:style-name="T337"><text:s/></text:span><text:span text:style-name="T338">medicineFor</text:span><text:span text:style-name="T339">;</text:span></text:p>
      <text:p text:style-name="P340">    }</text:p>
      <text:p text:style-name="P341"><text:span text:style-name="T342">   <text:s/></text:span><text:span text:style-name="T343">public</text:span><text:span text:style-name="T344"><text:s/></text:span><text:span text:style-name="T345">void</text:span><text:span text:style-name="T346"><text:s/></text:span><text:span text:style-name="T347">setMedicineFor</text:span><text:span text:style-name="T348">(</text:span><text:span text:style-name="T349">String</text:span><text:span text:style-name="T350"><text:s/></text:span><text:span text:style-name="T351">medicineFor</text:span><text:span text:style-name="T352">) {</text:span></text:p>
      <text:p text:style-name="P353"><text:span text:style-name="T354">       <text:s/></text:span><text:span text:style-name="T355">this</text:span><text:span text:style-name="T356">.</text:span><text:span text:style-name="T357">medicineFor</text:span><text:span text:style-name="T358"><text:s/></text:span><text:span text:style-name="T359">=</text:span><text:span text:style-name="T360"><text:s/></text:span><text:span text:style-name="T361">medicineFor</text:span><text:span text:style-name="T362">;</text:span></text:p>
      <text:p text:style-name="P363">    }</text:p>
      <text:p text:style-name="P364"><text:span text:style-name="T365">   <text:s/></text:span><text:span text:style-name="T366">public</text:span><text:span text:style-name="T367"><text:s/></text:span><text:span text:style-name="T368">String</text:span><text:span text:style-name="T369"><text:s/></text:span><text:span text:style-name="T370">getMedicineBrand</text:span><text:span text:style-name="T371">() {</text:span></text:p>
      <text:p text:style-name="P372"><text:span text:style-name="T373">       <text:s/></text:span><text:span text:style-name="T374">return</text:span><text:span text:style-name="T375"><text:s/></text:span><text:span text:style-name="T376">medicineBrand</text:span><text:span text:style-name="T377">;</text:span></text:p>
      <text:p text:style-name="P378">    }</text:p>
      <text:p text:style-name="P379"><text:span text:style-name="T380">   <text:s/></text:span><text:span text:style-name="T381">public</text:span><text:span text:style-name="T382"><text:s/></text:span><text:span text:style-name="T383">void</text:span><text:span text:style-name="T384"><text:s/></text:span><text:span text:style-name="T385">setMedicineBrand</text:span><text:span text:style-name="T386">(</text:span><text:span text:style-name="T387">String</text:span><text:span text:style-name="T388"><text:s/></text:span><text:span text:style-name="T389">medicineBrand</text:span><text:span text:style-name="T390">) {</text:span></text:p>
      <text:p text:style-name="P391"><text:span text:style-name="T392">       <text:s/></text:span><text:span text:style-name="T393">this</text:span><text:span text:style-name="T394">.</text:span><text:span text:style-name="T395">medicineBrand</text:span><text:span text:style-name="T396"><text:s/></text:span><text:span text:style-name="T397">=</text:span><text:span text:style-name="T398"><text:s/></text:span><text:span text:style-name="T399">medicineBrand</text:span><text:span text:style-name="T400">;</text:span></text:p>
      <text:p text:style-name="P401">    }</text:p>
      <text:p text:style-name="P402"><text:span text:style-name="T403">   <text:s/></text:span><text:span text:style-name="T404">public</text:span><text:span text:style-name="T405"><text:s/></text:span><text:span text:style-name="T406">String</text:span><text:span text:style-name="T407"><text:s/></text:span><text:span text:style-name="T408">getManufacturedIn</text:span><text:span text:style-name="T409">() {</text:span></text:p>
      <text:p text:style-name="P410"><text:span text:style-name="T411">       <text:s/></text:span><text:span text:style-name="T412">return</text:span><text:span text:style-name="T413"><text:s/></text:span><text:span text:style-name="T414">manufacturedIn</text:span><text:span text:style-name="T415">;</text:span></text:p>
      <text:p text:style-name="P416">    }</text:p>
      <text:p text:style-name="P417"><text:span text:style-name="T418">   <text:s/></text:span><text:span text:style-name="T419">public</text:span><text:span text:style-name="T420"><text:s/></text:span><text:span text:style-name="T421">void</text:span><text:span text:style-name="T422"><text:s/></text:span><text:span text:style-name="T423">setManufacturedIn</text:span><text:span text:style-name="T424">(</text:span><text:span text:style-name="T425">String</text:span><text:span text:style-name="T426"><text:s/></text:span><text:span text:style-name="T427">manufacturedIn</text:span><text:span text:style-name="T428">) {</text:span></text:p>
      <text:p text:style-name="P429"><text:span text:style-name="T430">       <text:s/></text:span><text:span text:style-name="T431">this</text:span><text:span text:style-name="T432">.</text:span><text:span text:style-name="T433">manufacturedIn</text:span><text:span text:style-name="T434"><text:s/></text:span><text:span text:style-name="T435">=</text:span><text:span text:style-name="T436"><text:s/></text:span><text:span text:style-name="T437">manufacturedIn</text:span><text:span text:style-name="T438">;</text:span></text:p>
      <text:p text:style-name="P439">    }</text:p>
      <text:p text:style-name="P440"><text:span text:style-name="T441">   <text:s/></text:span><text:span text:style-name="T442">public</text:span><text:span text:style-name="T443"><text:s/></text:span><text:span text:style-name="T444">double</text:span><text:span text:style-name="T445"><text:s/></text:span><text:span text:style-name="T446">getMedicinePrice</text:span><text:span text:style-name="T447">() {</text:span></text:p>
      <text:p text:style-name="P448"><text:span text:style-name="T449">       <text:s/></text:span><text:span text:style-name="T450">return</text:span><text:span text:style-name="T451"><text:s/></text:span><text:span text:style-name="T452">medicinePrice</text:span><text:span text:style-name="T453">;</text:span></text:p>
      <text:p text:style-name="P454">    }</text:p>
      <text:p text:style-name="P455"><text:span text:style-name="T456">   <text:s/></text:span><text:span text:style-name="T457">public</text:span><text:span text:style-name="T458"><text:s/></text:span><text:span text:style-name="T459">void</text:span><text:span text:style-name="T460"><text:s/></text:span><text:span text:style-name="T461">setMedicinePrice</text:span><text:span text:style-name="T462">(</text:span><text:span text:style-name="T463">double</text:span><text:span text:style-name="T464"><text:s/></text:span><text:span text:style-name="T465">medicinePrice</text:span><text:span text:style-name="T466">) {</text:span></text:p>
      <text:p text:style-name="P467"><text:span text:style-name="T468">       <text:s/></text:span><text:span text:style-name="T469">this</text:span><text:span text:style-name="T470">.</text:span><text:span text:style-name="T471">medicinePrice</text:span><text:span text:style-name="T472"><text:s/></text:span><text:span text:style-name="T473">=</text:span><text:span text:style-name="T474"><text:s/></text:span><text:span text:style-name="T475">medicinePrice</text:span><text:span text:style-name="T476">;</text:span></text:p>
      <text:p text:style-name="P477">    }</text:p>
      <text:p text:style-name="P478"><text:span text:style-name="T479">   <text:s/></text:span><text:span text:style-name="T480">public</text:span><text:span text:style-name="T481"><text:s/></text:span><text:span text:style-name="T482">String</text:span><text:span text:style-name="T483"><text:s/></text:span><text:span text:style-name="T484">getExpirydate</text:span><text:span text:style-name="T485">() {</text:span></text:p>
      <text:p text:style-name="P486"><text:span text:style-name="T487">       <text:s/></text:span><text:span text:style-name="T488">return</text:span><text:span text:style-name="T489"><text:s/></text:span><text:span text:style-name="T490">expirydate</text:span><text:span text:style-name="T491">;</text:span></text:p>
      <text:p text:style-name="P492">    }</text:p>
      <text:p text:style-name="P493"><text:span text:style-name="T494">   <text:s/></text:span><text:span text:style-name="T495">public</text:span><text:span text:style-name="T496"><text:s/></text:span><text:span text:style-name="T497">void</text:span><text:span text:style-name="T498"><text:s/></text:span><text:span text:style-name="T499">setExpirydate</text:span><text:span text:style-name="T500">(</text:span><text:span text:style-name="T501">String</text:span><text:span text:style-name="T502"><text:s/></text:span><text:span text:style-name="T503">expirydate</text:span><text:span text:style-name="T504">) {</text:span></text:p>
      <text:p text:style-name="P505"><text:span text:style-name="T506">       <text:s/></text:span><text:span text:style-name="T507">this</text:span><text:span text:style-name="T508">.</text:span><text:span text:style-name="T509">expirydate</text:span><text:span text:style-name="T510"><text:s/></text:span><text:span text:style-name="T511">=</text:span><text:span text:style-name="T512"><text:s/></text:span><text:span text:style-name="T513">expirydate</text:span><text:span text:style-name="T514">;</text:span></text:p>
      <text:p text:style-name="P515">    }</text:p>
      <text:p text:style-name="P516"/>
      <text:p text:style-name="P517">   <text:s/></text:p>
      <text:p text:style-name="P518"/>
      <text:p text:style-name="P519">}</text:p>
      <text:p text:style-name="P520"/>
      <text:p text:style-name="P521"/>
      <text:p text:style-name="P522"/>
      <text:p text:style-name="P523"><text:span text:style-name="T524">Medicine_Controller</text:span><text:span text:style-name="T525"><text:line-break/></text:span><text:span text:style-name="T526">package</text:span><text:span text:style-name="T527"><text:s/></text:span><text:span text:style-name="T528">com</text:span><text:span text:style-name="T529">.</text:span><text:span text:style-name="T530">examly</text:span><text:span text:style-name="T531">.</text:span><text:span text:style-name="T532">springapp</text:span><text:span text:style-name="T533">.</text:span><text:span text:style-name="T534">controller</text:span><text:span text:style-name="T535">;</text:span></text:p>
      <text:p text:style-name="P536"/>
      <text:p text:style-name="P537"><text:span text:style-name="T538">import</text:span><text:span text:style-name="T539"><text:s/></text:span><text:span text:style-name="T540">java</text:span><text:span text:style-name="T541">.</text:span><text:span text:style-name="T542">util</text:span><text:span text:style-name="T543">.</text:span><text:span text:style-name="T544">List</text:span><text:span text:style-name="T545">;</text:span></text:p>
      <text:soft-page-break/>
      <text:p text:style-name="P546"><text:span text:style-name="T547">import</text:span><text:span text:style-name="T548"><text:s/></text:span><text:span text:style-name="T549">java</text:span><text:span text:style-name="T550">.</text:span><text:span text:style-name="T551">util</text:span><text:span text:style-name="T552">.</text:span><text:span text:style-name="T553">Optional</text:span><text:span text:style-name="T554">;</text:span></text:p>
      <text:p text:style-name="P555"/>
      <text:p text:style-name="P556"><text:span text:style-name="T557">import</text:span><text:span text:style-name="T558"><text:s/></text:span><text:span text:style-name="T559">org</text:span><text:span text:style-name="T560">.</text:span><text:span text:style-name="T561">springframework</text:span><text:span text:style-name="T562">.</text:span><text:span text:style-name="T563">beans</text:span><text:span text:style-name="T564">.</text:span><text:span text:style-name="T565">factory</text:span><text:span text:style-name="T566">.</text:span><text:span text:style-name="T567">annotation</text:span><text:span text:style-name="T568">.</text:span><text:span text:style-name="T569">Autowired</text:span><text:span text:style-name="T570">;</text:span></text:p>
      <text:p text:style-name="P571"><text:span text:style-name="T572">import</text:span><text:span text:style-name="T573"><text:s/></text:span><text:span text:style-name="T574">org</text:span><text:span text:style-name="T575">.</text:span><text:span text:style-name="T576">springframework</text:span><text:span text:style-name="T577">.</text:span><text:span text:style-name="T578">http</text:span><text:span text:style-name="T579">.</text:span><text:span text:style-name="T580">HttpStatus</text:span><text:span text:style-name="T581">;</text:span></text:p>
      <text:p text:style-name="P582"><text:span text:style-name="T583">import</text:span><text:span text:style-name="T584"><text:s/></text:span><text:span text:style-name="T585">org</text:span><text:span text:style-name="T586">.</text:span><text:span text:style-name="T587">springframework</text:span><text:span text:style-name="T588">.</text:span><text:span text:style-name="T589">http</text:span><text:span text:style-name="T590">.</text:span><text:span text:style-name="T591">ResponseEntity</text:span><text:span text:style-name="T592">;</text:span></text:p>
      <text:p text:style-name="P593"><text:span text:style-name="T594">import</text:span><text:span text:style-name="T595"><text:s/></text:span><text:span text:style-name="T596">org</text:span><text:span text:style-name="T597">.</text:span><text:span text:style-name="T598">springframework</text:span><text:span text:style-name="T599">.</text:span><text:span text:style-name="T600">web</text:span><text:span text:style-name="T601">.</text:span><text:span text:style-name="T602">bind</text:span><text:span text:style-name="T603">.</text:span><text:span text:style-name="T604">annotation</text:span><text:span text:style-name="T605">.</text:span><text:span text:style-name="T606">GetMapping</text:span><text:span text:style-name="T607">;</text:span></text:p>
      <text:p text:style-name="P608"><text:span text:style-name="T609">import</text:span><text:span text:style-name="T610"><text:s/></text:span><text:span text:style-name="T611">org</text:span><text:span text:style-name="T612">.</text:span><text:span text:style-name="T613">springframework</text:span><text:span text:style-name="T614">.</text:span><text:span text:style-name="T615">web</text:span><text:span text:style-name="T616">.</text:span><text:span text:style-name="T617">bind</text:span><text:span text:style-name="T618">.</text:span><text:span text:style-name="T619">annotation</text:span><text:span text:style-name="T620">.</text:span><text:span text:style-name="T621">PathVariable</text:span><text:span text:style-name="T622">;</text:span></text:p>
      <text:p text:style-name="P623"><text:span text:style-name="T624">import</text:span><text:span text:style-name="T625"><text:s/></text:span><text:span text:style-name="T626">org</text:span><text:span text:style-name="T627">.</text:span><text:span text:style-name="T628">springframework</text:span><text:span text:style-name="T629">.</text:span><text:span text:style-name="T630">web</text:span><text:span text:style-name="T631">.</text:span><text:span text:style-name="T632">bind</text:span><text:span text:style-name="T633">.</text:span><text:span text:style-name="T634">annotation</text:span><text:span text:style-name="T635">.</text:span><text:span text:style-name="T636">PostMapping</text:span><text:span text:style-name="T637">;</text:span></text:p>
      <text:p text:style-name="P638"><text:span text:style-name="T639">import</text:span><text:span text:style-name="T640"><text:s/></text:span><text:span text:style-name="T641">org</text:span><text:span text:style-name="T642">.</text:span><text:span text:style-name="T643">springframework</text:span><text:span text:style-name="T644">.</text:span><text:span text:style-name="T645">web</text:span><text:span text:style-name="T646">.</text:span><text:span text:style-name="T647">bind</text:span><text:span text:style-name="T648">.</text:span><text:span text:style-name="T649">annotation</text:span><text:span text:style-name="T650">.</text:span><text:span text:style-name="T651">RequestBody</text:span><text:span text:style-name="T652">;</text:span></text:p>
      <text:p text:style-name="P653"><text:span text:style-name="T654">import</text:span><text:span text:style-name="T655"><text:s/></text:span><text:span text:style-name="T656">org</text:span><text:span text:style-name="T657">.</text:span><text:span text:style-name="T658">springframework</text:span><text:span text:style-name="T659">.</text:span><text:span text:style-name="T660">web</text:span><text:span text:style-name="T661">.</text:span><text:span text:style-name="T662">bind</text:span><text:span text:style-name="T663">.</text:span><text:span text:style-name="T664">annotation</text:span><text:span text:style-name="T665">.</text:span><text:span text:style-name="T666">RequestMapping</text:span><text:span text:style-name="T667">;</text:span></text:p>
      <text:p text:style-name="P668"><text:span text:style-name="T669">import</text:span><text:span text:style-name="T670"><text:s/></text:span><text:span text:style-name="T671">org</text:span><text:span text:style-name="T672">.</text:span><text:span text:style-name="T673">springframework</text:span><text:span text:style-name="T674">.</text:span><text:span text:style-name="T675">web</text:span><text:span text:style-name="T676">.</text:span><text:span text:style-name="T677">bind</text:span><text:span text:style-name="T678">.</text:span><text:span text:style-name="T679">annotation</text:span><text:span text:style-name="T680">.</text:span><text:span text:style-name="T681">RestController</text:span><text:span text:style-name="T682">;</text:span></text:p>
      <text:p text:style-name="P683"/>
      <text:p text:style-name="P684"><text:span text:style-name="T685">import</text:span><text:span text:style-name="T686"><text:s/></text:span><text:span text:style-name="T687">com</text:span><text:span text:style-name="T688">.</text:span><text:span text:style-name="T689">examly</text:span><text:span text:style-name="T690">.</text:span><text:span text:style-name="T691">springapp</text:span><text:span text:style-name="T692">.</text:span><text:span text:style-name="T693">model</text:span><text:span text:style-name="T694">.</text:span><text:span text:style-name="T695">Medicine</text:span><text:span text:style-name="T696">;</text:span></text:p>
      <text:p text:style-name="P697"><text:span text:style-name="T698">import</text:span><text:span text:style-name="T699"><text:s/></text:span><text:span text:style-name="T700">com</text:span><text:span text:style-name="T701">.</text:span><text:span text:style-name="T702">examly</text:span><text:span text:style-name="T703">.</text:span><text:span text:style-name="T704">springapp</text:span><text:span text:style-name="T705">.</text:span><text:span text:style-name="T706">service</text:span><text:span text:style-name="T707">.</text:span><text:span text:style-name="T708">MedicineService</text:span><text:span text:style-name="T709">;</text:span></text:p>
      <text:p text:style-name="P710"/>
      <text:p text:style-name="P711"><text:span text:style-name="T712">@</text:span><text:span text:style-name="T713">RestController</text:span></text:p>
      <text:p text:style-name="P714"><text:span text:style-name="T715">@</text:span><text:span text:style-name="T716">RequestMapping</text:span><text:span text:style-name="T717">(</text:span><text:span text:style-name="T718">"/api"</text:span><text:span text:style-name="T719">)</text:span></text:p>
      <text:p text:style-name="P720"><text:span text:style-name="T721">public</text:span><text:span text:style-name="T722"><text:s/></text:span><text:span text:style-name="T723">class</text:span><text:span text:style-name="T724"><text:s/></text:span><text:span text:style-name="T725">MedicineController</text:span><text:span text:style-name="T726"><text:s/>{</text:span></text:p>
      <text:p text:style-name="P727"/>
      <text:p text:style-name="P728"><text:span text:style-name="T729">   <text:s/></text:span><text:span text:style-name="T730">private</text:span><text:span text:style-name="T731"><text:s/></text:span><text:span text:style-name="T732">MedicineService</text:span><text:span text:style-name="T733"><text:s/></text:span><text:span text:style-name="T734">medicineService</text:span><text:span text:style-name="T735">;</text:span></text:p>
      <text:p text:style-name="P736"><text:span text:style-name="T737">    @</text:span><text:span text:style-name="T738">Autowired</text:span></text:p>
      <text:p text:style-name="P739"><text:span text:style-name="T740">   <text:s/></text:span><text:span text:style-name="T741">public</text:span><text:span text:style-name="T742"><text:s/></text:span><text:span text:style-name="T743">MedicineController</text:span><text:span text:style-name="T744">(</text:span><text:span text:style-name="T745">MedicineService</text:span><text:span text:style-name="T746"><text:s/></text:span><text:span text:style-name="T747">medicineService</text:span><text:span text:style-name="T748">) {</text:span></text:p>
      <text:p text:style-name="P749"><text:span text:style-name="T750">       <text:s/></text:span><text:span text:style-name="T751">this</text:span><text:span text:style-name="T752">.</text:span><text:span text:style-name="T753">medicineService</text:span><text:span text:style-name="T754"><text:s/></text:span><text:span text:style-name="T755">=</text:span><text:span text:style-name="T756"><text:s/></text:span><text:span text:style-name="T757">medicineService</text:span><text:span text:style-name="T758">;</text:span></text:p>
      <text:p text:style-name="P759">    }  </text:p>
      <text:p text:style-name="P760"/>
      <text:p text:style-name="P761"><text:span text:style-name="T762">    @</text:span><text:span text:style-name="T763">PostMapping</text:span><text:span text:style-name="T764">(</text:span><text:span text:style-name="T765">"/medicine"</text:span><text:span text:style-name="T766">)</text:span></text:p>
      <text:p text:style-name="P767"><text:span text:style-name="T768">   <text:s/></text:span><text:span text:style-name="T769">public</text:span><text:span text:style-name="T770"><text:s/></text:span><text:span text:style-name="T771">ResponseEntity</text:span><text:span text:style-name="T772">&lt;</text:span><text:span text:style-name="T773">Medicine</text:span><text:span text:style-name="T774">&gt;<text:s/></text:span><text:span text:style-name="T775">postMedicine</text:span><text:span text:style-name="T776">(@</text:span><text:span text:style-name="T777">RequestBody</text:span><text:span text:style-name="T778"><text:s/></text:span><text:span text:style-name="T779">Medicine</text:span><text:span text:style-name="T780"><text:s/></text:span><text:span text:style-name="T781">obj</text:span><text:span text:style-name="T782">){</text:span></text:p>
      <text:p text:style-name="P783"><text:span text:style-name="T784">       <text:s/></text:span><text:span text:style-name="T785">Medicine</text:span><text:span text:style-name="T786"><text:s/></text:span><text:span text:style-name="T787">solution</text:span><text:span text:style-name="T788"><text:s/></text:span><text:span text:style-name="T789">=</text:span><text:span text:style-name="T790"><text:s/></text:span><text:span text:style-name="T791">medicineService</text:span><text:span text:style-name="T792">.</text:span><text:span text:style-name="T793">postMedicine</text:span><text:span text:style-name="T794">(</text:span><text:span text:style-name="T795">obj</text:span><text:span text:style-name="T796">);</text:span></text:p>
      <text:p text:style-name="P797"><text:span text:style-name="T798">       <text:s/></text:span><text:span text:style-name="T799">return</text:span><text:span text:style-name="T800"><text:s/></text:span><text:span text:style-name="T801">ResponseEntity</text:span><text:span text:style-name="T802">.</text:span><text:span text:style-name="T803">status</text:span><text:span text:style-name="T804">(</text:span><text:span text:style-name="T805">HttpStatus</text:span><text:span text:style-name="T806">.</text:span><text:span text:style-name="T807">CREATED</text:span><text:span text:style-name="T808">).</text:span><text:span text:style-name="T809">body</text:span><text:span text:style-name="T810">(</text:span><text:span text:style-name="T811">solution</text:span><text:span text:style-name="T812">);</text:span></text:p>
      <text:p text:style-name="P813"/>
      <text:p text:style-name="P814">    }</text:p>
      <text:p text:style-name="P815"/>
      <text:p text:style-name="P816"><text:span text:style-name="T817">    @</text:span><text:span text:style-name="T818">GetMapping</text:span><text:span text:style-name="T819">(</text:span><text:span text:style-name="T820">"/medicines"</text:span><text:span text:style-name="T821">)</text:span></text:p>
      <text:p text:style-name="P822"><text:span text:style-name="T823">   <text:s/></text:span><text:span text:style-name="T824">public</text:span><text:span text:style-name="T825"><text:s/></text:span><text:span text:style-name="T826">ResponseEntity</text:span><text:span text:style-name="T827">&lt;</text:span><text:span text:style-name="T828">List</text:span><text:span text:style-name="T829">&lt;</text:span><text:span text:style-name="T830">Medicine</text:span><text:span text:style-name="T831">&gt;&gt;<text:s/></text:span><text:span text:style-name="T832">getAllMedicines</text:span><text:span text:style-name="T833">() {</text:span></text:p>
      <text:p text:style-name="P834"><text:span text:style-name="T835">       <text:s/></text:span><text:span text:style-name="T836">List</text:span><text:span text:style-name="T837">&lt;</text:span><text:span text:style-name="T838">Medicine</text:span><text:span text:style-name="T839">&gt;<text:s/></text:span><text:span text:style-name="T840">medicines</text:span><text:span text:style-name="T841"><text:s/></text:span><text:span text:style-name="T842">=</text:span><text:span text:style-name="T843"><text:s/></text:span><text:span text:style-name="T844">medicineService</text:span><text:span text:style-name="T845">.</text:span><text:span text:style-name="T846">getAllMedicines</text:span><text:span text:style-name="T847">();</text:span></text:p>
      <text:p text:style-name="P848"><text:span text:style-name="T849">       <text:s/></text:span><text:span text:style-name="T850">return</text:span><text:span text:style-name="T851"><text:s/></text:span><text:span text:style-name="T852">new</text:span><text:span text:style-name="T853"><text:s/></text:span><text:span text:style-name="T854">ResponseEntity</text:span><text:span text:style-name="T855">&lt;&gt;(</text:span><text:span text:style-name="T856">medicines</text:span><text:span text:style-name="T857">,<text:s/></text:span><text:span text:style-name="T858">HttpStatus</text:span><text:span text:style-name="T859">.</text:span><text:span text:style-name="T860">OK</text:span><text:span text:style-name="T861">);</text:span></text:p>
      <text:p text:style-name="P862">    }</text:p>
      <text:p text:style-name="P863"/>
      <text:p text:style-name="P864"><text:span text:style-name="T865">     @</text:span><text:span text:style-name="T866">GetMapping</text:span><text:span text:style-name="T867">(</text:span><text:span text:style-name="T868">"/medicine/{medicineId}"</text:span><text:span text:style-name="T869">)</text:span></text:p>
      <text:p text:style-name="P870"><text:span text:style-name="T871">   <text:s/></text:span><text:span text:style-name="T872">public</text:span><text:span text:style-name="T873"><text:s/></text:span><text:span text:style-name="T874">ResponseEntity</text:span><text:span text:style-name="T875">&lt;</text:span><text:span text:style-name="T876">Medicine</text:span><text:span text:style-name="T877">&gt;<text:s/></text:span><text:span text:style-name="T878">getMedicineById</text:span><text:span text:style-name="T879">(@</text:span><text:span text:style-name="T880">PathVariable</text:span><text:span text:style-name="T881"><text:s/></text:span><text:span text:style-name="T882">int</text:span><text:span text:style-name="T883"><text:s/></text:span><text:span text:style-name="T884">medicineId</text:span><text:span text:style-name="T885">) {</text:span></text:p>
      <text:p text:style-name="P886"><text:span text:style-name="T887">       <text:s/></text:span><text:span text:style-name="T888">Optional</text:span><text:span text:style-name="T889">&lt;</text:span><text:span text:style-name="T890">Medicine</text:span><text:span text:style-name="T891">&gt;<text:s/></text:span><text:span text:style-name="T892">medicine</text:span><text:span text:style-name="T893"><text:s/></text:span><text:span text:style-name="T894">=</text:span><text:span text:style-name="T895"><text:s/></text:span><text:span text:style-name="T896">medicineService</text:span><text:span text:style-name="T897">.</text:span><text:span text:style-name="T898">getMedicineById</text:span><text:span text:style-name="T899">(</text:span><text:span text:style-name="T900">medicineId</text:span><text:span text:style-name="T901">);</text:span></text:p>
      <text:p text:style-name="P902"><text:span text:style-name="T903">       <text:s/></text:span><text:span text:style-name="T904">if</text:span><text:span text:style-name="T905">(</text:span><text:span text:style-name="T906">medicine</text:span><text:span text:style-name="T907">.</text:span><text:span text:style-name="T908">isPresent</text:span><text:span text:style-name="T909">()){</text:span></text:p>
      <text:p text:style-name="P910"><text:span text:style-name="T911">           <text:s/></text:span><text:span text:style-name="T912">return</text:span><text:span text:style-name="T913"><text:s/></text:span><text:span text:style-name="T914">new</text:span><text:span text:style-name="T915"><text:s/></text:span><text:span text:style-name="T916">ResponseEntity</text:span><text:span text:style-name="T917">&lt;</text:span><text:span text:style-name="T918">Medicine</text:span><text:span text:style-name="T919">&gt;(</text:span><text:span text:style-name="T920">medicine</text:span><text:span text:style-name="T921">.</text:span><text:span text:style-name="T922">get</text:span><text:span text:style-name="T923">(),<text:s/></text:span><text:span text:style-name="T924">HttpStatus</text:span><text:span text:style-name="T925">.</text:span><text:span text:style-name="T926">OK</text:span><text:span text:style-name="T927">);</text:span></text:p>
      <text:p text:style-name="P928">        }</text:p>
      <text:p text:style-name="P929"><text:span text:style-name="T930">       <text:s/></text:span><text:span text:style-name="T931">return</text:span><text:span text:style-name="T932"><text:s/></text:span><text:span text:style-name="T933">new</text:span><text:span text:style-name="T934"><text:s/></text:span><text:span text:style-name="T935">ResponseEntity</text:span><text:span text:style-name="T936">&lt;&gt;(</text:span><text:span text:style-name="T937">HttpStatus</text:span><text:span text:style-name="T938">.</text:span><text:span text:style-name="T939">NOT_FOUND</text:span><text:span text:style-name="T940">);</text:span></text:p>
      <text:soft-page-break/>
      <text:p text:style-name="P941">    }</text:p>
      <text:p text:style-name="P942"/>
      <text:p text:style-name="P943">}</text:p>
      <text:p text:style-name="P944"/>
      <text:p text:style-name="P945"/>
      <text:p text:style-name="P946"/>
      <text:p text:style-name="P947">Medicine_Service</text:p>
      <text:p text:style-name="P948"><text:span text:style-name="T949">package</text:span><text:span text:style-name="T950"><text:s/></text:span><text:span text:style-name="T951">com</text:span><text:span text:style-name="T952">.</text:span><text:span text:style-name="T953">examly</text:span><text:span text:style-name="T954">.</text:span><text:span text:style-name="T955">springapp</text:span><text:span text:style-name="T956">.</text:span><text:span text:style-name="T957">service</text:span><text:span text:style-name="T958">;</text:span></text:p>
      <text:p text:style-name="P959"/>
      <text:p text:style-name="P960"><text:span text:style-name="T961">import</text:span><text:span text:style-name="T962"><text:s/></text:span><text:span text:style-name="T963">java</text:span><text:span text:style-name="T964">.</text:span><text:span text:style-name="T965">util</text:span><text:span text:style-name="T966">.</text:span><text:span text:style-name="T967">List</text:span><text:span text:style-name="T968">;</text:span></text:p>
      <text:p text:style-name="P969"><text:span text:style-name="T970">import</text:span><text:span text:style-name="T971"><text:s/></text:span><text:span text:style-name="T972">java</text:span><text:span text:style-name="T973">.</text:span><text:span text:style-name="T974">util</text:span><text:span text:style-name="T975">.</text:span><text:span text:style-name="T976">Optional</text:span><text:span text:style-name="T977">;</text:span></text:p>
      <text:p text:style-name="P978"/>
      <text:p text:style-name="P979"><text:span text:style-name="T980">import</text:span><text:span text:style-name="T981"><text:s/></text:span><text:span text:style-name="T982">org</text:span><text:span text:style-name="T983">.</text:span><text:span text:style-name="T984">springframework</text:span><text:span text:style-name="T985">.</text:span><text:span text:style-name="T986">stereotype</text:span><text:span text:style-name="T987">.</text:span><text:span text:style-name="T988">Service</text:span><text:span text:style-name="T989">;</text:span></text:p>
      <text:p text:style-name="P990"/>
      <text:p text:style-name="P991"><text:span text:style-name="T992">import</text:span><text:span text:style-name="T993"><text:s/></text:span><text:span text:style-name="T994">com</text:span><text:span text:style-name="T995">.</text:span><text:span text:style-name="T996">examly</text:span><text:span text:style-name="T997">.</text:span><text:span text:style-name="T998">springapp</text:span><text:span text:style-name="T999">.</text:span><text:span text:style-name="T1000">model</text:span><text:span text:style-name="T1001">.</text:span><text:span text:style-name="T1002">Medicine</text:span><text:span text:style-name="T1003">;</text:span></text:p>
      <text:p text:style-name="P1004"><text:span text:style-name="T1005">import</text:span><text:span text:style-name="T1006"><text:s/></text:span><text:span text:style-name="T1007">com</text:span><text:span text:style-name="T1008">.</text:span><text:span text:style-name="T1009">examly</text:span><text:span text:style-name="T1010">.</text:span><text:span text:style-name="T1011">springapp</text:span><text:span text:style-name="T1012">.</text:span><text:span text:style-name="T1013">repository</text:span><text:span text:style-name="T1014">.</text:span><text:span text:style-name="T1015">MedicineRepo</text:span><text:span text:style-name="T1016">;</text:span></text:p>
      <text:p text:style-name="P1017"/>
      <text:p text:style-name="P1018"><text:span text:style-name="T1019">@</text:span><text:span text:style-name="T1020">Service</text:span></text:p>
      <text:p text:style-name="P1021"><text:span text:style-name="T1022">public</text:span><text:span text:style-name="T1023"><text:s/></text:span><text:span text:style-name="T1024">class</text:span><text:span text:style-name="T1025"><text:s/></text:span><text:span text:style-name="T1026">MedicineService</text:span><text:span text:style-name="T1027"><text:s/>{</text:span></text:p>
      <text:p text:style-name="P1028"/>
      <text:p text:style-name="P1029"><text:span text:style-name="T1030">   <text:s/></text:span><text:span text:style-name="T1031">private</text:span><text:span text:style-name="T1032"><text:s/></text:span><text:span text:style-name="T1033">MedicineRepo</text:span><text:span text:style-name="T1034"><text:s/></text:span><text:span text:style-name="T1035">medicineRepo</text:span><text:span text:style-name="T1036">;</text:span></text:p>
      <text:p text:style-name="P1037"><text:span text:style-name="T1038">   <text:s/></text:span><text:span text:style-name="T1039">public</text:span><text:span text:style-name="T1040"><text:s/></text:span><text:span text:style-name="T1041">MedicineService</text:span><text:span text:style-name="T1042">(</text:span><text:span text:style-name="T1043">MedicineRepo</text:span><text:span text:style-name="T1044"><text:s/></text:span><text:span text:style-name="T1045">medicineRepo</text:span><text:span text:style-name="T1046">) {</text:span></text:p>
      <text:p text:style-name="P1047"><text:span text:style-name="T1048">       <text:s/></text:span><text:span text:style-name="T1049">this</text:span><text:span text:style-name="T1050">.</text:span><text:span text:style-name="T1051">medicineRepo</text:span><text:span text:style-name="T1052"><text:s/></text:span><text:span text:style-name="T1053">=</text:span><text:span text:style-name="T1054"><text:s/></text:span><text:span text:style-name="T1055">medicineRepo</text:span><text:span text:style-name="T1056">;</text:span></text:p>
      <text:p text:style-name="P1057">    }</text:p>
      <text:p text:style-name="P1058"/>
      <text:p text:style-name="P1059"><text:span text:style-name="T1060">   <text:s/></text:span><text:span text:style-name="T1061">public</text:span><text:span text:style-name="T1062"><text:s/></text:span><text:span text:style-name="T1063">Medicine</text:span><text:span text:style-name="T1064"><text:s/></text:span><text:span text:style-name="T1065">postMedicine</text:span><text:span text:style-name="T1066">(</text:span><text:span text:style-name="T1067">Medicine</text:span><text:span text:style-name="T1068"><text:s/></text:span><text:span text:style-name="T1069">obj</text:span><text:span text:style-name="T1070">){</text:span></text:p>
      <text:p text:style-name="P1071"><text:span text:style-name="T1072">       <text:s/></text:span><text:span text:style-name="T1073">return</text:span><text:span text:style-name="T1074"><text:s/></text:span><text:span text:style-name="T1075">medicineRepo</text:span><text:span text:style-name="T1076">.</text:span><text:span text:style-name="T1077">save</text:span><text:span text:style-name="T1078">(</text:span><text:span text:style-name="T1079">obj</text:span><text:span text:style-name="T1080">);</text:span></text:p>
      <text:p text:style-name="P1081">    }</text:p>
      <text:p text:style-name="P1082"/>
      <text:p text:style-name="P1083"><text:span text:style-name="T1084">   <text:s/></text:span><text:span text:style-name="T1085">public</text:span><text:span text:style-name="T1086"><text:s/></text:span><text:span text:style-name="T1087">List</text:span><text:span text:style-name="T1088">&lt;</text:span><text:span text:style-name="T1089">Medicine</text:span><text:span text:style-name="T1090">&gt;<text:s/></text:span><text:span text:style-name="T1091">getAllMedicines</text:span><text:span text:style-name="T1092">()<text:s/></text:span></text:p>
      <text:p text:style-name="P1093">    {</text:p>
      <text:p text:style-name="P1094"><text:span text:style-name="T1095">       <text:s/></text:span><text:span text:style-name="T1096">return</text:span><text:span text:style-name="T1097"><text:s/></text:span><text:span text:style-name="T1098">medicineRepo</text:span><text:span text:style-name="T1099">.</text:span><text:span text:style-name="T1100">findAll</text:span><text:span text:style-name="T1101">();</text:span></text:p>
      <text:p text:style-name="P1102">    }</text:p>
      <text:p text:style-name="P1103"/>
      <text:p text:style-name="P1104"><text:span text:style-name="T1105">   <text:s/></text:span><text:span text:style-name="T1106">public</text:span><text:span text:style-name="T1107"><text:s/></text:span><text:span text:style-name="T1108">Optional</text:span><text:span text:style-name="T1109">&lt;</text:span><text:span text:style-name="T1110">Medicine</text:span><text:span text:style-name="T1111">&gt;<text:s/></text:span><text:span text:style-name="T1112">getMedicineById</text:span><text:span text:style-name="T1113">(</text:span><text:span text:style-name="T1114">Integer</text:span><text:span text:style-name="T1115"><text:s/></text:span><text:span text:style-name="T1116">medicineId</text:span><text:span text:style-name="T1117">)<text:s/></text:span></text:p>
      <text:p text:style-name="P1118">    {</text:p>
      <text:p text:style-name="P1119"><text:span text:style-name="T1120">       <text:s/></text:span><text:span text:style-name="T1121">return</text:span><text:span text:style-name="T1122"><text:s/></text:span><text:span text:style-name="T1123">medicineRepo</text:span><text:span text:style-name="T1124">.</text:span><text:span text:style-name="T1125">findById</text:span><text:span text:style-name="T1126">(</text:span><text:span text:style-name="T1127">medicineId</text:span><text:span text:style-name="T1128">);</text:span></text:p>
      <text:p text:style-name="P1129">    }</text:p>
      <text:p text:style-name="P1130"/>
      <text:p text:style-name="P1131">}</text:p>
      <text:p text:style-name="P1132"/>
      <text:p text:style-name="P1133"/>
      <text:p text:style-name="P1134"/>
      <text:p text:style-name="P1135">Medicine_Repository</text:p>
      <text:p text:style-name="P1136"><text:span text:style-name="T1137">package</text:span><text:span text:style-name="T1138"><text:s/></text:span><text:span text:style-name="T1139">com</text:span><text:span text:style-name="T1140">.</text:span><text:span text:style-name="T1141">examly</text:span><text:span text:style-name="T1142">.</text:span><text:span text:style-name="T1143">springapp</text:span><text:span text:style-name="T1144">.</text:span><text:span text:style-name="T1145">repository</text:span><text:span text:style-name="T1146">;</text:span></text:p>
      <text:p text:style-name="P1147"/>
      <text:p text:style-name="P1148"><text:span text:style-name="T1149">import</text:span><text:span text:style-name="T1150"><text:s/></text:span><text:span text:style-name="T1151">org</text:span><text:span text:style-name="T1152">.</text:span><text:span text:style-name="T1153">springframework</text:span><text:span text:style-name="T1154">.</text:span><text:span text:style-name="T1155">data</text:span><text:span text:style-name="T1156">.</text:span><text:span text:style-name="T1157">jpa</text:span><text:span text:style-name="T1158">.</text:span><text:span text:style-name="T1159">repository</text:span><text:span text:style-name="T1160">.</text:span><text:span text:style-name="T1161">JpaRepository</text:span><text:span text:style-name="T1162">;</text:span></text:p>
      <text:p text:style-name="P1163"><text:span text:style-name="T1164">import</text:span><text:span text:style-name="T1165"><text:s/></text:span><text:span text:style-name="T1166">org</text:span><text:span text:style-name="T1167">.</text:span><text:span text:style-name="T1168">springframework</text:span><text:span text:style-name="T1169">.</text:span><text:span text:style-name="T1170">stereotype</text:span><text:span text:style-name="T1171">.</text:span><text:span text:style-name="T1172">Repository</text:span><text:span text:style-name="T1173">;</text:span></text:p>
      <text:p text:style-name="P1174"/>
      <text:p text:style-name="P1175"><text:span text:style-name="T1176">import</text:span><text:span text:style-name="T1177"><text:s/></text:span><text:span text:style-name="T1178">com</text:span><text:span text:style-name="T1179">.</text:span><text:span text:style-name="T1180">examly</text:span><text:span text:style-name="T1181">.</text:span><text:span text:style-name="T1182">springapp</text:span><text:span text:style-name="T1183">.</text:span><text:span text:style-name="T1184">model</text:span><text:span text:style-name="T1185">.</text:span><text:span text:style-name="T1186">Medicine</text:span><text:span text:style-name="T1187">;</text:span></text:p>
      <text:p text:style-name="P1188"/>
      <text:p text:style-name="P1189"><text:span text:style-name="T1190">@</text:span><text:span text:style-name="T1191">Repository</text:span></text:p>
      <text:p text:style-name="P1192"><text:span text:style-name="T1193">public</text:span><text:span text:style-name="T1194"><text:s/></text:span><text:span text:style-name="T1195">interface</text:span><text:span text:style-name="T1196"><text:s/></text:span><text:span text:style-name="T1197">MedicineRepo</text:span><text:span text:style-name="T1198"><text:s/></text:span><text:span text:style-name="T1199">extends</text:span><text:span text:style-name="T1200"><text:s/></text:span><text:span text:style-name="T1201">JpaRepository</text:span><text:span text:style-name="T1202">&lt;</text:span><text:span text:style-name="T1203">Medicine</text:span><text:span text:style-name="T1204">,<text:s/></text:span><text:span text:style-name="T1205">Integer</text:span><text:span text:style-name="T1206">&gt; {</text:span></text:p>
      <text:p text:style-name="P1207">   <text:s/></text:p>
      <text:p text:style-name="P1208">}</text:p>
      <text:p text:style-name="P1209"/>
      <text:p text:style-name="P1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hony Sahaya Michael M</meta:initial-creator>
    <dc:creator>Anthony Sahaya Michael M</dc:creator>
    <meta:creation-date>2024-06-05T08:32:00Z</meta:creation-date>
    <dc:date>2024-06-05T08:35:00Z</dc:date>
    <meta:template xlink:href="Normal" xlink:type="simple"/>
    <meta:editing-cycles>1</meta:editing-cycles>
    <meta:editing-duration>PT180S</meta:editing-duration>
    <meta:document-statistic meta:page-count="5" meta:paragraph-count="10" meta:word-count="781" meta:character-count="5228" meta:row-count="37" meta:non-whitespace-character-count="4457"/>
  </office:meta>
</office:document-meta>
</file>